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Line_20_Arrow_20_2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0.646cm" fo:min-width="0.742cm"/>
    </style:style>
    <style:style style:name="gr3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0.646cm" fo:min-width="0.932cm"/>
    </style:style>
    <style:style style:name="gr4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0.876cm" fo:min-width="0.314cm"/>
    </style:style>
    <style:style style:name="gr5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1.686cm" fo:min-width="1.77cm"/>
    </style:style>
    <style:style style:name="gr6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1.716cm" fo:min-width="2.692cm"/>
    </style:style>
    <style:style style:name="gr7" style:family="graphic" style:parent-style-name="standard">
      <style:graphic-properties svg:stroke-width="0.05cm" draw:marker-start-width="0.275cm" draw:marker-end="Line_20_Arrow_20_2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="Line_20_Arrow_20_2" draw:marker-end-width="0.275cm" draw:fill="none" draw:fill-color="#ffffff" draw:textarea-horizontal-align="left" draw:auto-grow-height="true" draw:auto-grow-width="false" fo:min-height="1.181cm" fo:min-width="1.77cm"/>
    </style:style>
    <style:style style:name="gr9" style:family="graphic" style:parent-style-name="standard">
      <style:graphic-properties draw:stroke="dash" draw:stroke-dash="Fine_20_Dashed" svg:stroke-width="0.05cm" draw:marker-start-width="0.275cm" draw:marker-end="Line_20_Arrow_20_2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end="Line_20_Arrow_20_2" draw:fill="none" draw:fill-color="#ffffff" draw:textarea-horizontal-align="left" draw:auto-grow-height="true" draw:auto-grow-width="true" fo:min-height="0.645cm" fo:min-width="2.8cm"/>
    </style:style>
    <style:style style:name="gr11" style:family="graphic" style:parent-style-name="standard">
      <style:graphic-properties draw:stroke="none" svg:stroke-color="#000000" draw:marker-end="Line_20_Arrow_20_2" draw:fill="none" draw:fill-color="#ffffff" draw:textarea-horizontal-align="left" draw:auto-grow-height="true" draw:auto-grow-width="true" fo:min-height="0.645cm" fo:min-width="3.196cm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text-align="center"/>
      <style:text-properties fo:font-size="9pt" style:font-size-asian="10pt" style:font-size-complex="10pt"/>
    </style:style>
    <style:style style:name="P3" style:family="paragraph">
      <style:text-properties fo:font-size="9pt"/>
    </style:style>
    <style:style style:name="P4" style:family="paragraph">
      <style:text-properties fo:font-size="9pt" style:font-size-asian="10pt" style:font-size-complex="10pt"/>
    </style:style>
    <style:style style:name="P5" style:family="paragraph">
      <style:paragraph-properties fo:text-align="center"/>
      <style:text-properties fo:font-size="9pt" style:font-size-asian="12pt" style:font-size-complex="12pt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id="id3" draw:layer="layout" svg:width="2.05cm" svg:height="1.285cm" svg:x="5.791cm" svg:y="2.219cm">
          <draw:glue-point draw:id="8" svg:x="0.829cm" svg:y="0.05cm" draw:align="bottom-left" draw:escape-direction="left"/>
          <draw:glue-point draw:id="9" svg:x="0.496cm" svg:y="0.867cm" draw:align="center"/>
          <text:p text:style-name="P1"><text:span text:style-name="T1">Title</text:span></text:p>
          <text:p text:style-name="P1"><text:span text:style-name="T1">Classif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2.048cm" svg:height="1.285cm" svg:x="9.073cm" svg:y="2.219cm">
          <text:p text:style-name="P1"><text:span text:style-name="T1">Candidate</text:span></text:p>
          <text:p text:style-name="P1"><text:span text:style-name="T1">Pick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1.403cm" svg:height="0.705cm" svg:x="4.38cm" svg:y="2.386cm">
          <draw:text-box>
            <text:p text:style-name="P3"><text:span text:style-name="T1">title</text:span></text:p>
          </draw:text-box>
        </draw:frame>
        <draw:frame draw:style-name="gr3" draw:text-style-name="P4" draw:layer="layout" svg:width="1.645cm" svg:height="0.705cm" svg:x="6.125cm" svg:y="0.6cm">
          <draw:text-box>
            <text:p text:style-name="P3"><text:span text:style-name="T1">body</text:span></text:p>
          </draw:text-box>
        </draw:frame>
        <draw:frame draw:style-name="gr4" draw:text-style-name="P4" draw:layer="layout" svg:width="0.955cm" svg:height="0.887cm" svg:x="7.85cm" svg:y="2.423cm">
          <draw:text-box>
            <text:p text:style-name="P3"><text:span text:style-name="T1">K</text:span></text:p>
          </draw:text-box>
        </draw:frame>
        <draw:frame draw:style-name="gr5" draw:text-style-name="P2" draw:layer="layout" svg:width="2.2cm" svg:height="1.525cm" svg:x="11.181cm" svg:y="4.486cm">
          <draw:text-box>
            <text:p text:style-name="P1"><text:span text:style-name="T1">concepts</text:span></text:p>
          </draw:text-box>
        </draw:frame>
        <draw:frame draw:style-name="gr6" draw:text-style-name="P2" draw:layer="layout" svg:width="2.109cm" svg:height="1.548cm" svg:x="10.96cm" svg:y="2.312cm">
          <draw:text-box>
            <text:p text:style-name="P1"><text:span text:style-name="T1">candidate</text:span></text:p>
            <text:p text:style-name="P1"><text:span text:style-name="T1">lists</text:span></text:p>
          </draw:text-box>
        </draw:frame>
        <draw:custom-shape draw:style-name="gr1" draw:text-style-name="P5" draw:id="id1" draw:layer="layout" svg:width="1.194cm" svg:height="0.814cm" svg:x="0.69cm" svg:y="2.454cm">
          <text:p text:style-name="P1"><text:span text:style-name="T1">Web</text:span></text:p>
          <text:p text:style-name="P1"><text:span text:style-name="T1">Pag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2" draw:layer="layout" svg:width="2.048cm" svg:height="1.285cm" svg:x="2.446cm" svg:y="2.219cm">
          <text:p text:style-name="P1"><text:span text:style-name="T1">HTML</text:span></text:p>
          <text:p text:style-name="P1"><text:span text:style-name="T1">Par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2.052cm" svg:height="1.285cm" svg:x="13.046cm" svg:y="2.219cm">
          <text:p text:style-name="P1"><text:span text:style-name="T1">Top-K</text:span></text:p>
          <text:p text:style-name="P1"><text:span text:style-name="T1">Rank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2.049cm" svg:height="1.285cm" svg:x="16.74cm" svg:y="2.219cm">
          <text:p text:style-name="P1"><text:span text:style-name="T1">Content</text:span></text:p>
          <text:p text:style-name="P1"><text:span text:style-name="T1">Process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1.637cm" svg:height="0.908cm" svg:x="19.559cm" svg:y="2.407cm">
          <text:p text:style-name="P1"><text:span text:style-name="T1">Top-k</text:span></text:p>
          <text:p text:style-name="P1"><text:span text:style-name="T1">Lis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svg:x1="1.884cm" svg:y1="2.86cm" svg:x2="2.446cm" svg:y2="2.86cm" draw:start-shape="id1" draw:start-glue-point="7" draw:end-shape="id2" draw:end-glue-point="5" svg:d="m1884 2860h562">
          <text:p/>
        </draw:connector>
        <draw:connector draw:style-name="gr7" draw:text-style-name="P1" draw:layer="layout" svg:x1="4.492cm" svg:y1="2.86cm" svg:x2="5.791cm" svg:y2="2.86cm" draw:start-shape="id2" draw:start-glue-point="7" draw:end-shape="id3" draw:end-glue-point="5" svg:d="m4492 2860h1299">
          <text:p/>
        </draw:connector>
        <draw:connector draw:style-name="gr7" draw:text-style-name="P1" draw:layer="layout" svg:x1="7.841cm" svg:y1="2.86cm" svg:x2="9.073cm" svg:y2="2.86cm" draw:start-shape="id3" draw:start-glue-point="7" draw:end-shape="id4" draw:end-glue-point="5" svg:d="m7841 2860h1232">
          <text:p/>
        </draw:connector>
        <draw:connector draw:style-name="gr7" draw:text-style-name="P1" draw:layer="layout" svg:x1="11.119cm" svg:y1="2.86cm" svg:x2="13.046cm" svg:y2="2.86cm" draw:start-shape="id4" draw:start-glue-point="7" draw:end-shape="id5" draw:end-glue-point="5" svg:d="m11119 2860h1927">
          <text:p/>
        </draw:connector>
        <draw:connector draw:style-name="gr7" draw:text-style-name="P1" draw:layer="layout" svg:x1="15.096cm" svg:y1="2.86cm" svg:x2="16.74cm" svg:y2="2.86cm" draw:start-shape="id5" draw:start-glue-point="7" draw:end-shape="id6" draw:end-glue-point="5" svg:d="m15096 2860h1644">
          <text:p/>
        </draw:connector>
        <draw:connector draw:style-name="gr7" draw:text-style-name="P1" draw:layer="layout" svg:x1="18.789cm" svg:y1="2.86cm" svg:x2="19.559cm" svg:y2="2.86cm" draw:start-shape="id6" draw:start-glue-point="7" draw:end-shape="id7" draw:end-glue-point="5" svg:d="m18789 2860h770">
          <text:p/>
        </draw:connector>
        <draw:connector draw:style-name="gr7" draw:text-style-name="P1" draw:layer="layout" svg:x1="5.293cm" svg:y1="2.86cm" svg:x2="5.293cm" svg:y2="2.86cm" svg:d="m5293 2860">
          <text:p/>
        </draw:connector>
        <draw:connector draw:style-name="gr7" draw:text-style-name="P1" draw:layer="layout" draw:line-skew="-0.435cm" svg:x1="3.469cm" svg:y1="2.219cm" svg:x2="10.096cm" svg:y2="2.219cm" draw:start-shape="id2" draw:start-glue-point="4" draw:end-shape="id4" draw:end-glue-point="4" svg:d="m3469 2219v-986h6627v986">
          <text:p/>
        </draw:connector>
        <draw:connector draw:style-name="gr7" draw:text-style-name="P1" draw:layer="layout" draw:line-skew="1.059cm" svg:x1="7.312cm" svg:y1="3.504cm" svg:x2="14.071cm" svg:y2="3.502cm" draw:start-shape="id3" draw:start-glue-point="9" draw:end-shape="id5" draw:end-glue-point="6" svg:d="m7312 3504v1608h6759v-1610">
          <text:p/>
        </draw:connector>
        <draw:frame draw:style-name="gr8" draw:text-style-name="P2" draw:layer="layout" svg:width="1.783cm" svg:height="1.127cm" svg:x="15.128cm" svg:y="2.336cm">
          <draw:text-box>
            <text:p text:style-name="P1"><text:span text:style-name="T1">top-k</text:span></text:p>
            <text:p text:style-name="P1"><text:span text:style-name="T1">list</text:span></text:p>
          </draw:text-box>
        </draw:frame>
        <draw:custom-shape draw:style-name="gr1" draw:text-style-name="P2" draw:id="id8" draw:layer="layout" svg:width="1.755cm" svg:height="0.943cm" svg:x="19.54cm" svg:y="6.301cm">
          <text:p text:style-name="P1"><text:span text:style-name="T1">No</text:span></text:p>
          <text:p text:style-name="P1"><text:span text:style-name="T1">Resul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draw:line-skew="1.207cm" svg:x1="6.62cm" svg:y1="3.504cm" svg:x2="19.54cm" svg:y2="6.771cm" draw:start-shape="id3" draw:start-glue-point="8" draw:end-shape="id8" draw:end-glue-point="5" svg:d="m6620 3504h-172v3267h13092">
          <text:p/>
        </draw:connector>
        <draw:frame draw:style-name="gr10" draw:text-style-name="P4" draw:layer="layout" svg:width="3.3cm" svg:height="0.705cm" svg:x="6.481cm" svg:y="6.043cm">
          <draw:text-box>
            <text:p text:style-name="P3"><text:span text:style-name="T1">not a top-k title</text:span></text:p>
          </draw:text-box>
        </draw:frame>
        <draw:frame draw:style-name="gr11" draw:text-style-name="P4" draw:layer="layout" svg:width="3.696cm" svg:height="0.705cm" svg:x="10.06cm" svg:y="6.043cm">
          <draw:text-box>
            <text:p text:style-name="P3"><text:span text:style-name="T1">no candidate lists</text:span></text:p>
          </draw:text-box>
        </draw:frame>
        <draw:line draw:style-name="gr9" draw:text-style-name="P1" draw:layer="layout" svg:x1="10.088cm" svg:y1="3.505cm" svg:x2="10.088cm" svg:y2="6.7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_20_2" draw:display-name="Line Arrow 2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4cm" fo:margin-bottom="0cm" fo:margin-left="0cm" fo:margin-right="0cm" fo:page-width="22.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4-05T12:41:04</meta:creation-date>
    <dc:date>2012-05-28T17:00:08</dc:date>
    <meta:editing-duration>PT00H51M04S</meta:editing-duration>
    <meta:editing-cycles>6</meta:editing-cycles>
    <meta:generator>OpenOffice.org/3.0$Linux OpenOffice.org_project/300m15$Build-9379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